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none" svg:stroke-width="0.02cm" svg:stroke-color="#6b0094" draw:marker-start-width="0.23cm" draw:marker-end-width="0.23cm" draw:fill="solid" draw:fill-color="#ffffff" draw:opacity="30%" draw:textarea-horizontal-align="left" draw:auto-grow-height="true" draw:auto-grow-width="true" fo:min-height="0cm" fo:min-width="0cm" draw:shadow-opacity="30%"/>
    </style:style>
    <style:style style:name="gr23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svg:stroke-width="0.02cm" svg:stroke-color="#6b0094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false" fo:min-height="0.25cm" fo:min-width="1.037cm"/>
    </style:style>
    <style:style style:name="gr26" style:family="graphic" style:parent-style-name="objectwithoutfill">
      <style:graphic-properties svg:stroke-width="0.02cm" svg:stroke-color="#6b0094" draw:marker-start-width="0.23cm" draw:marker-end="Arrow" draw:marker-end-width="0.21cm" draw:fill="none" draw:textarea-vertical-align="middle" fo:padding-top="0.135cm" fo:padding-bottom="0.135cm" fo:padding-left="0.26cm" fo:padding-right="0.26cm"/>
    </style:style>
    <style:style style:name="gr27" style:family="graphic" style:parent-style-name="objectwithoutfill">
      <style:graphic-properties svg:stroke-width="0.02cm" svg:stroke-color="#6b00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28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36cm" fo:min-width="1.082cm" fo:padding-top="0.135cm" fo:padding-bottom="0.135cm" fo:padding-left="0.26cm" fo:padding-right="0.26cm"/>
    </style:style>
    <style:style style:name="gr36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36cm" fo:min-width="1.24cm" fo:padding-top="0.135cm" fo:padding-bottom="0.135cm" fo:padding-left="0.26cm" fo:padding-right="0.26cm"/>
    </style:style>
    <style:style style:name="gr37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cm" fo:min-width="1.762cm" fo:padding-top="0.135cm" fo:padding-bottom="0.135cm" fo:padding-left="0.26cm" fo:padding-right="0.26cm"/>
    </style:style>
    <style:style style:name="gr38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53cm" fo:min-width="2.811cm" fo:padding-top="0.135cm" fo:padding-bottom="0.135cm" fo:padding-left="0.26cm" fo:padding-right="0.26cm"/>
    </style:style>
    <style:style style:name="gr39" style:family="graphic" style:parent-style-name="objectwithoutfill">
      <style:graphic-properties svg:stroke-width="0.02cm" svg:stroke-color="#6b0094" draw:marker-start-width="0.23cm" draw:marker-end="Arrow" draw:marker-end-width="0.18cm" draw:fill="none" draw:textarea-vertical-align="middle" fo:padding-top="0.135cm" fo:padding-bottom="0.135cm" fo:padding-left="0.26cm" fo:padding-right="0.26cm"/>
    </style:style>
    <style:style style:name="gr40" style:family="graphic" style:parent-style-name="objectwithoutfill">
      <style:graphic-properties draw:stroke="dash" draw:stroke-dash="replikace" svg:stroke-width="0.02cm" svg:stroke-color="#6b0094" draw:marker-start-width="0.23cm" draw:marker-end="Arrow" draw:marker-end-width="0.21cm" draw:fill="none" draw:textarea-vertical-align="middle" fo:padding-top="0.135cm" fo:padding-bottom="0.135cm" fo:padding-left="0.26cm" fo:padding-right="0.26cm"/>
    </style:style>
    <style:style style:name="gr41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false" fo:min-height="0cm" fo:min-width="1.278cm"/>
    </style:style>
    <style:style style:name="gr42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.177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Light" style:font-pitch="variable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color="#6b0094" fo:font-family="'Ubuntu Light'" style:font-pitch="variable"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6b0094" fo:font-family="'Ubuntu Light'" style:font-pitch="variable" fo:font-size="8pt" style:font-size-asian="8pt" style:font-size-complex="8pt"/>
    </style:style>
    <style:style style:name="P8" style:family="paragraph">
      <style:text-properties fo:color="#6b0094" fo:font-family="'Ubuntu Light'" style:font-pitch="variable" fo:font-size="8pt" fo:font-weight="bold" style:font-size-asian="8pt" style:font-weight-asian="bold" style:font-size-complex="8pt" style:font-weight-complex="bold"/>
    </style:style>
    <style:style style:name="P9" style:family="paragraph">
      <style:text-properties fo:color="#6b0094" fo:font-family="'Ubuntu Light'" style:font-pitch="variable" fo:font-size="9pt" style:font-size-asian="9pt" style:font-size-complex="9pt"/>
    </style:style>
    <style:style style:name="P10" style:family="paragraph">
      <style:paragraph-properties fo:text-align="center"/>
      <style:text-properties fo:color="#6b0094" fo:font-family="'Ubuntu Light'" style:font-pitch="variable" fo:font-size="9pt" style:font-size-asian="9pt" style:font-size-complex="9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color="#6b0094" fo:font-family="'Ubuntu Light'" style:font-pitch="variable"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fo:font-family="'Ubuntu Light'" style:font-style-name="Light" style:font-pitch="variable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fo:font-family="'Ubuntu Light'" style:font-pitch="variable" fo:font-size="8pt" style:font-size-asian="8pt" style:font-size-complex="8pt"/>
    </style:style>
    <style:style style:name="T4" style:family="text">
      <style:text-properties fo:color="#000000" fo:font-family="'Ubuntu Light'" style:font-pitch="variable" fo:font-size="4pt" style:font-size-asian="4pt" style:font-size-complex="4pt"/>
    </style:style>
    <style:style style:name="T5" style:family="text">
      <style:text-properties fo:color="#6b0094" fo:font-family="'Ubuntu Light'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6b0094" fo:font-family="'Ubuntu Light'" style:font-pitch="variable" fo:font-size="8pt" style:font-size-asian="8pt" style:font-size-complex="8pt"/>
    </style:style>
    <style:style style:name="T7" style:family="text">
      <style:text-properties fo:color="#6b0094" fo:font-family="'Ubuntu Light'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 xml:id="id15" draw:id="id15">
          <draw:custom-shape draw:style-name="gr1" draw:text-style-name="P1" draw:layer="layout" svg:width="1.008cm" svg:height="0.449cm" svg:x="0.888cm" svg:y="9.36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1.008cm" svg:height="0.215cm" svg:x="0.888cm" svg:y="9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008cm" svg:height="0.451cm" svg:x="0.888cm" svg:y="9.06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1.008cm" svg:height="0.215cm" svg:x="0.888cm" svg:y="9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008cm" svg:height="0.449cm" svg:x="0.888cm" svg:y="8.77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1.008cm" svg:height="0.225cm" svg:x="0.888cm" svg:y="8.7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xml:id="id3" draw:id="id3" draw:layer="layout" svg:width="1.615cm" svg:height="0.607cm" svg:x="0.585cm" svg:y="8.208cm">
          <draw:text-box>
            <text:p text:style-name="P2"><text:span text:style-name="T1">master</text:span></text:p>
          </draw:text-box>
        </draw:frame>
        <draw:g xml:id="id16" draw:id="id16">
          <draw:custom-shape draw:style-name="gr8" draw:text-style-name="P1" draw:layer="layout" svg:width="1.008cm" svg:height="0.449cm" svg:x="5.496cm" svg:y="9.36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1" draw:layer="layout" svg:width="1.008cm" svg:height="0.215cm" svg:x="5.496cm" svg:y="9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008cm" svg:height="0.451cm" svg:x="5.496cm" svg:y="9.06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" draw:layer="layout" svg:width="1.008cm" svg:height="0.215cm" svg:x="5.496cm" svg:y="9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008cm" svg:height="0.449cm" svg:x="5.496cm" svg:y="8.77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layer="layout" svg:width="1.008cm" svg:height="0.225cm" svg:x="5.496cm" svg:y="8.7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4" draw:layer="layout" svg:width="1.615cm" svg:height="0.645cm" svg:x="5.193cm" svg:y="8.208cm">
          <draw:text-box>
            <text:p text:style-name="P2"><text:span text:style-name="T2">slave1</text:span></text:p>
          </draw:text-box>
        </draw:frame>
        <draw:g xml:id="id12" draw:id="id12">
          <draw:custom-shape draw:style-name="gr15" draw:text-style-name="P1" draw:layer="layout" svg:width="1.008cm" svg:height="0.449cm" svg:x="9.846cm" svg:y="9.36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1.008cm" svg:height="0.215cm" svg:x="9.846cm" svg:y="9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1.008cm" svg:height="0.451cm" svg:x="9.846cm" svg:y="9.06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" draw:text-style-name="P1" draw:layer="layout" svg:width="1.008cm" svg:height="0.215cm" svg:x="9.846cm" svg:y="9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1.008cm" svg:height="0.449cm" svg:x="9.846cm" svg:y="8.77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0" draw:text-style-name="P1" draw:layer="layout" svg:width="1.008cm" svg:height="0.225cm" svg:x="9.846cm" svg:y="8.7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4" xml:id="id2" draw:id="id2" draw:layer="layout" svg:width="1.615cm" svg:height="0.645cm" svg:x="9.543cm" svg:y="8.208cm">
          <draw:text-box>
            <text:p text:style-name="P2"><text:span text:style-name="T2">slave2</text:span></text:p>
          </draw:text-box>
        </draw:frame>
        <draw:frame draw:style-name="gr22" draw:text-style-name="P5" draw:layer="layout" svg:width="1.874cm" svg:height="0.569cm" svg:x="2.7cm" svg:y="9.225cm">
          <draw:text-box>
            <text:p><text:span text:style-name="T3">synchronní</text:span></text:p>
          </draw:text-box>
        </draw:frame>
        <draw:frame draw:style-name="gr23" draw:text-style-name="P7" draw:layer="layout" svg:width="2.018cm" svg:height="1.044cm" svg:x="6.979cm" svg:y="8.766cm">
          <draw:text-box>
            <text:p text:style-name="P6"><text:span text:style-name="T3">asynchronní</text:span></text:p>
            <text:p text:style-name="P6"><text:span text:style-name="T4"/></text:p>
            <text:p text:style-name="P6"><text:span text:style-name="T3">kaskádová</text:span></text:p>
          </draw:text-box>
        </draw:frame>
        <draw:custom-shape draw:style-name="gr24" draw:text-style-name="P6" draw:layer="layout" svg:width="13.333cm" svg:height="3.322cm" svg:x="0.667cm" svg:y="7.37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2.144cm" svg:height="0.569cm" svg:x="11.8cm" svg:y="7.456cm">
          <draw:text-box>
            <text:p><text:span text:style-name="T5">KGI cluster</text:span></text:p>
          </draw:text-box>
        </draw:frame>
        <draw:frame draw:style-name="gr23" draw:text-style-name="P5" draw:layer="layout" svg:width="2.619cm" svg:height="0.569cm" svg:x="0.855cm" svg:y="7.321cm">
          <draw:text-box>
            <text:p><text:span text:style-name="T6">IP 192.168.0.100</text:span></text:p>
          </draw:text-box>
        </draw:frame>
        <draw:connector draw:style-name="gr26" draw:text-style-name="P6" draw:layer="layout" draw:type="line" svg:x1="6cm" svg:y1="5.4cm" svg:x2="6cm" svg:y2="8.208cm" draw:start-shape="id1" draw:start-glue-point="2" svg:d="m6000 5400v2808" svg:viewBox="0 0 1 2809">
          <text:p/>
        </draw:connector>
        <draw:connector draw:style-name="gr26" draw:text-style-name="P6" draw:layer="layout" draw:type="line" svg:x1="6cm" svg:y1="5.4cm" svg:x2="10.35cm" svg:y2="8.208cm" draw:start-shape="id1" draw:start-glue-point="2" draw:end-shape="id2" draw:end-glue-point="0" svg:d="m6000 5400 4350 2808" svg:viewBox="0 0 4351 2809">
          <text:p/>
        </draw:connector>
        <draw:connector draw:style-name="gr27" draw:text-style-name="P6" draw:layer="layout" draw:type="line" svg:x1="6cm" svg:y1="5.4cm" svg:x2="1.392cm" svg:y2="8.208cm" draw:start-shape="id1" draw:start-glue-point="2" draw:end-shape="id3" draw:end-glue-point="0" svg:d="m6000 5400-4608 2808" svg:viewBox="0 0 4609 2809">
          <text:p/>
        </draw:connector>
        <draw:g>
          <draw:g>
            <draw:custom-shape draw:style-name="gr28" draw:text-style-name="P1" draw:layer="layout" svg:width="1.008cm" svg:height="0.449cm" svg:x="5.576cm" svg:y="4.7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9" draw:text-style-name="P1" draw:layer="layout" svg:width="1.008cm" svg:height="0.215cm" svg:x="5.576cm" svg:y="4.7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1" draw:layer="layout" svg:width="1.008cm" svg:height="0.451cm" svg:x="5.576cm" svg:y="4.45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" draw:layer="layout" svg:width="1.008cm" svg:height="0.215cm" svg:x="5.576cm" svg:y="4.4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1" draw:layer="layout" svg:width="1.008cm" svg:height="0.449cm" svg:x="5.576cm" svg:y="4.16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3" draw:text-style-name="P1" draw:layer="layout" svg:width="1.008cm" svg:height="0.225cm" svg:x="5.576cm" svg:y="4.1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4" draw:text-style-name="P3" draw:layer="layout" svg:width="1.615cm" svg:height="0.607cm" svg:x="5.274cm" svg:y="3.597cm">
            <draw:text-box>
              <text:p text:style-name="P2"><text:span text:style-name="T1">pgpool</text:span></text:p>
            </draw:text-box>
          </draw:frame>
        </draw:g>
        <draw:frame draw:style-name="gr35" draw:text-style-name="P9" xml:id="id10" draw:id="id10" draw:layer="layout" svg:width="1.6cm" svg:height="0.63cm" svg:x="7.824cm" svg:y="0.104cm">
          <draw:text-box>
            <text:p><text:span text:style-name="T7">ArcGIS</text:span></text:p>
          </draw:text-box>
        </draw:frame>
        <draw:frame draw:style-name="gr36" draw:text-style-name="P9" xml:id="id8" draw:id="id8" draw:layer="layout" svg:width="1.6cm" svg:height="0.63cm" svg:x="7.824cm" svg:y="1.273cm">
          <draw:text-box>
            <text:p><text:span text:style-name="T7">ArcSDE</text:span></text:p>
          </draw:text-box>
        </draw:frame>
        <draw:frame draw:style-name="gr37" draw:text-style-name="P9" xml:id="id4" draw:id="id4" draw:layer="layout" svg:width="1.618cm" svg:height="0.983cm" svg:x="5.272cm" svg:y="0.104cm">
          <draw:text-box>
            <text:p><text:span text:style-name="T7">webový</text:span></text:p>
            <text:p text:style-name="P6"><text:span text:style-name="T7">klient</text:span></text:p>
          </draw:text-box>
        </draw:frame>
        <draw:frame draw:style-name="gr38" draw:text-style-name="P10" xml:id="id6" draw:id="id6" draw:layer="layout" svg:width="2.2cm" svg:height="0.983cm" svg:x="1.978cm" svg:y="0.104cm">
          <draw:text-box>
            <text:p text:style-name="P6"><text:span text:style-name="T7">databázový</text:span></text:p>
            <text:p text:style-name="P6"><text:span text:style-name="T7">klient</text:span></text:p>
          </draw:text-box>
        </draw:frame>
        <draw:custom-shape draw:style-name="gr24" draw:text-style-name="P6" xml:id="id1" draw:id="id1" draw:layer="layout" svg:width="10cm" svg:height="1.8cm" svg:x="1cm" svg:y="3.6cm">
          <text:p/>
          <draw:enhanced-geometry svg:viewBox="0 0 21600 21600" draw:type="rectangle" draw:enhanced-path="M 0 0 L 21600 0 21600 21600 0 21600 0 0 Z N"/>
        </draw:custom-shape>
        <draw:connector draw:style-name="gr39" draw:text-style-name="P6" draw:layer="layout" draw:type="line" svg:x1="6.081cm" svg:y1="1.087cm" svg:x2="6.081cm" svg:y2="3cm" draw:start-shape="id4" draw:start-glue-point="2" draw:end-shape="id5" draw:end-glue-point="0" svg:d="m6081 1087v1913" svg:viewBox="0 0 1 1914">
          <text:p/>
        </draw:connector>
        <draw:connector draw:style-name="gr39" draw:text-style-name="P6" draw:layer="layout" draw:type="line" svg:x1="3.078cm" svg:y1="1.087cm" svg:x2="4.127cm" svg:y2="3.005cm" draw:start-shape="id6" draw:start-glue-point="2" draw:end-shape="id7" draw:end-glue-point="0" svg:d="m3078 1087 1049 1918" svg:viewBox="0 0 1050 1919">
          <text:p/>
        </draw:connector>
        <draw:connector draw:style-name="gr39" draw:text-style-name="P6" draw:layer="layout" draw:type="line" svg:x1="8.624cm" svg:y1="1.903cm" svg:x2="8.072cm" svg:y2="3cm" draw:start-shape="id8" draw:start-glue-point="2" draw:end-shape="id9" draw:end-glue-point="0" svg:d="m8624 1903-552 1097" svg:viewBox="0 0 553 1098">
          <text:p/>
        </draw:connector>
        <draw:connector draw:style-name="gr39" draw:text-style-name="P6" draw:layer="layout" draw:type="line" svg:x1="8.624cm" svg:y1="0.734cm" svg:x2="8.624cm" svg:y2="1.273cm" draw:start-shape="id10" draw:start-glue-point="2" draw:end-shape="id8" svg:d="m8624 734v539" svg:viewBox="0 0 1 540">
          <text:p/>
        </draw:connector>
        <draw:frame draw:style-name="gr23" draw:text-style-name="P5" xml:id="id7" draw:id="id7" draw:layer="layout" svg:width="1.145cm" svg:height="0.569cm" svg:x="3.555cm" svg:y="3.005cm">
          <draw:text-box>
            <text:p><text:span text:style-name="T6">9999</text:span></text:p>
          </draw:text-box>
        </draw:frame>
        <draw:frame draw:style-name="gr23" draw:text-style-name="P5" xml:id="id9" draw:id="id9" draw:layer="layout" svg:width="1.145cm" svg:height="0.569cm" svg:x="7.5cm" svg:y="3cm">
          <draw:text-box>
            <text:p><text:span text:style-name="T6">9999</text:span></text:p>
          </draw:text-box>
        </draw:frame>
        <draw:frame draw:style-name="gr23" draw:text-style-name="P5" xml:id="id5" draw:id="id5" draw:layer="layout" svg:width="1.145cm" svg:height="0.569cm" svg:x="5.509cm" svg:y="3cm">
          <draw:text-box>
            <text:p><text:span text:style-name="T6">9999</text:span></text:p>
          </draw:text-box>
        </draw:frame>
        <draw:frame draw:style-name="gr23" draw:text-style-name="P12" draw:layer="layout" svg:width="2.018cm" svg:height="0.887cm" svg:x="6.3cm" svg:y="11.513cm">
          <draw:text-box>
            <text:p text:style-name="P11"><text:span text:style-name="T3">asynchronní</text:span></text:p>
            <text:p text:style-name="P11"><text:span text:style-name="T3">kaskádová</text:span></text:p>
          </draw:text-box>
        </draw:frame>
        <draw:connector draw:style-name="gr40" draw:text-style-name="P6" draw:layer="layout" draw:type="curve" svg:x1="10.35cm" svg:y1="9.811cm" svg:x2="10.405cm" svg:y2="12.518cm" draw:end-shape="id11" draw:end-glue-point="0" svg:d="m10350 9811c0 1648 55 295 55 2707" svg:viewBox="0 0 56 2708">
          <text:p/>
        </draw:connector>
        <draw:frame draw:style-name="gr41" draw:text-style-name="P7" xml:id="id13" draw:id="id13" draw:layer="layout" svg:width="1.9cm" svg:height="0.887cm" svg:x="11.8cm" svg:y="9.566cm">
          <draw:text-box>
            <text:p text:style-name="P6"><text:span text:style-name="T6">backup</text:span></text:p>
            <text:p text:style-name="P6"><text:span text:style-name="T6">(pg_dump)</text:span></text:p>
          </draw:text-box>
        </draw:frame>
        <draw:frame draw:style-name="gr23" draw:text-style-name="P5" draw:layer="layout" svg:width="2.619cm" svg:height="0.569cm" svg:x="5.872cm" svg:y="7.321cm">
          <draw:text-box>
            <text:p><text:span text:style-name="T6">IP 192.168.0.101</text:span></text:p>
          </draw:text-box>
        </draw:frame>
        <draw:frame draw:style-name="gr23" draw:text-style-name="P5" draw:layer="layout" svg:width="2.619cm" svg:height="0.569cm" svg:x="9.555cm" svg:y="7.321cm">
          <draw:text-box>
            <text:p><text:span text:style-name="T6">IP 192.168.0.102</text:span></text:p>
          </draw:text-box>
        </draw:frame>
        <draw:g>
          <draw:g>
            <draw:custom-shape draw:style-name="gr42" draw:text-style-name="P1" draw:layer="layout" svg:width="1.008cm" svg:height="0.449cm" svg:x="8.896cm" svg:y="13.66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3" draw:text-style-name="P1" draw:layer="layout" svg:width="1.008cm" svg:height="0.215cm" svg:x="8.896cm" svg:y="13.6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1" draw:layer="layout" svg:width="1.008cm" svg:height="0.451cm" svg:x="8.896cm" svg:y="13.37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5" draw:text-style-name="P1" draw:layer="layout" svg:width="1.008cm" svg:height="0.215cm" svg:x="8.896cm" svg:y="13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1" draw:layer="layout" svg:width="1.008cm" svg:height="0.449cm" svg:x="8.896cm" svg:y="13.08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7" draw:text-style-name="P1" draw:layer="layout" svg:width="1.008cm" svg:height="0.225cm" svg:x="8.896cm" svg:y="13.0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8" draw:text-style-name="P4" draw:layer="layout" svg:width="1.615cm" svg:height="0.645cm" svg:x="8.593cm" svg:y="12.515cm">
            <draw:text-box>
              <text:p text:style-name="P2"><text:span text:style-name="T2">slave</text:span></text:p>
            </draw:text-box>
          </draw:frame>
        </draw:g>
        <draw:custom-shape draw:style-name="gr24" draw:text-style-name="P6" xml:id="id11" draw:id="id11" draw:layer="layout" svg:width="4.41cm" svg:height="1.8cm" svg:x="8.2cm" svg:y="12.518cm">
          <text:p/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2.322cm" svg:height="0.887cm" svg:x="10.196cm" svg:y="13.367cm">
          <draw:text-box>
            <text:p text:style-name="P11"><text:span text:style-name="T6">jiné pracoviště</text:span></text:p>
            <text:p text:style-name="P11"><text:span text:style-name="T6">stejný systém</text:span></text:p>
          </draw:text-box>
        </draw:frame>
        <draw:connector draw:style-name="gr26" draw:text-style-name="P6" draw:layer="layout" draw:type="line" svg:x1="10.854cm" svg:y1="9.294cm" svg:x2="12.75cm" svg:y2="9.566cm" draw:start-shape="id12" draw:start-glue-point="1" draw:end-shape="id13" draw:end-glue-point="0" svg:d="m10854 9294 1896 272" svg:viewBox="0 0 1897 273">
          <text:p/>
        </draw:connector>
        <draw:g>
          <draw:g>
            <draw:custom-shape draw:style-name="gr49" draw:text-style-name="P1" draw:layer="layout" svg:width="1.008cm" svg:height="0.449cm" svg:x="4.123cm" svg:y="13.68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0" draw:text-style-name="P1" draw:layer="layout" svg:width="1.008cm" svg:height="0.215cm" svg:x="4.123cm" svg:y="1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1" draw:layer="layout" svg:width="1.008cm" svg:height="0.451cm" svg:x="4.123cm" svg:y="13.39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2" draw:text-style-name="P1" draw:layer="layout" svg:width="1.008cm" svg:height="0.215cm" svg:x="4.123cm" svg:y="13.4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1" draw:layer="layout" svg:width="1.008cm" svg:height="0.449cm" svg:x="4.123cm" svg:y="13.10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4" draw:text-style-name="P1" draw:layer="layout" svg:width="1.008cm" svg:height="0.225cm" svg:x="4.123cm" svg:y="13.1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5" draw:text-style-name="P4" draw:layer="layout" svg:width="1.615cm" svg:height="0.645cm" svg:x="3.82cm" svg:y="12.535cm">
            <draw:text-box>
              <text:p text:style-name="P2"><text:span text:style-name="T2">slave</text:span></text:p>
            </draw:text-box>
          </draw:frame>
        </draw:g>
        <draw:custom-shape draw:style-name="gr24" draw:text-style-name="P6" xml:id="id14" draw:id="id14" draw:layer="layout" svg:width="4.41cm" svg:height="1.8cm" svg:x="3.327cm" svg:y="12.538cm">
          <text:p/>
          <draw:enhanced-geometry svg:viewBox="0 0 21600 21600" draw:type="rectangle" draw:enhanced-path="M 0 0 L 21600 0 21600 21600 0 21600 0 0 Z N"/>
        </draw:custom-shape>
        <draw:frame draw:style-name="gr56" draw:text-style-name="P12" draw:layer="layout" svg:width="2.767cm" svg:height="0.887cm" svg:x="5.123cm" svg:y="12.587cm">
          <draw:text-box>
            <text:p text:style-name="P11"><text:span text:style-name="T6">externí pracoviště</text:span></text:p>
            <text:p text:style-name="P11"><text:span text:style-name="T6">jiný systém</text:span></text:p>
          </draw:text-box>
        </draw:frame>
        <draw:frame draw:style-name="gr23" draw:text-style-name="P5" draw:layer="layout" svg:width="1.145cm" svg:height="0.569cm" svg:x="11.473cm" svg:y="12.5cm">
          <draw:text-box>
            <text:p><text:span text:style-name="T6">9199</text:span></text:p>
          </draw:text-box>
        </draw:frame>
        <draw:connector draw:style-name="gr40" draw:text-style-name="P6" draw:layer="layout" draw:type="curve" svg:x1="10.35cm" svg:y1="9.811cm" svg:x2="5.532cm" svg:y2="12.538cm" draw:end-shape="id14" draw:end-glue-point="0" svg:d="m10350 9811c0 1663-4818 300-4818 2727" svg:viewBox="0 0 4819 2728">
          <text:p/>
        </draw:connector>
        <draw:connector draw:style-name="gr40" draw:text-style-name="P6" draw:layer="layout" draw:type="line" svg:x1="1.896cm" svg:y1="9.294cm" svg:x2="5.496cm" svg:y2="9.294cm" draw:start-shape="id15" draw:start-glue-point="1" draw:end-shape="id16" draw:end-glue-point="3" svg:d="m1896 9294h3600" svg:viewBox="0 0 3601 1">
          <text:p/>
        </draw:connector>
        <draw:connector draw:style-name="gr40" draw:text-style-name="P6" draw:layer="layout" draw:type="line" svg:x1="6.504cm" svg:y1="9.294cm" svg:x2="9.846cm" svg:y2="9.294cm" draw:start-shape="id16" draw:start-glue-point="1" draw:end-shape="id12" draw:end-glue-point="3" svg:d="m6504 9294h3342" svg:viewBox="0 0 3343 1">
          <text:p/>
        </draw:connector>
        <draw:frame draw:style-name="gr23" draw:text-style-name="P5" draw:layer="layout" svg:width="3.609cm" svg:height="0.569cm" svg:x="7.401cm" svg:y="3.801cm">
          <draw:text-box>
            <text:p><text:span text:style-name="T6">veřejná IP 158.194.94.9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replikace" draw:style="rect" draw:dots1="1" draw:dots1-length="0.21cm" draw:distance="0.2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14T19:40:19</dc:date>
    <dc:creator>Markét </dc:creator>
    <meta:editing-duration>P1DT16H11M50S</meta:editing-duration>
    <meta:editing-cycles>15</meta:editing-cycles>
    <meta:generator>LibreOffice/3.5$Linux_x86 LibreOffice_project/350m1$Build-2</meta:generator>
    <meta:document-statistic meta:object-count="86"/>
  </office:meta>
</office:document-meta>
</file>